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7cm" style:rel-column-width="31988*"/>
    </style:style>
    <style:style style:name="Tabla1.B" style:family="table-column">
      <style:table-column-properties style:column-width="2.201cm" style:rel-column-width="8486*"/>
    </style:style>
    <style:style style:name="Tabla1.C" style:family="table-column">
      <style:table-column-properties style:column-width="2.307cm" style:rel-column-width="8894*"/>
    </style:style>
    <style:style style:name="Tabla1.D" style:family="table-column">
      <style:table-column-properties style:column-width="4.193cm" style:rel-column-width="1616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2" style:family="paragraph" style:parent-style-name="Título_20_1_20__28_cont_29_">
      <style:text-properties fo:font-size="7pt" officeooo:rsid="000ae0ff" style:font-size-asian="7pt" style:font-size-complex="7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Courier New2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officeooo:rsid="0005cf3c" officeooo:paragraph-rsid="0005cf3c" style:font-size-asian="10pt" style:font-name-complex="Courier New2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08a880" officeooo:paragraph-rsid="0008a880" style:font-size-asian="10pt" style:font-size-complex="10pt"/>
    </style:style>
    <style:style style:name="P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10pt" officeooo:rsid="0008a880" officeooo:paragraph-rsid="00092d35" style:font-size-asian="10pt" style:font-size-complex="10pt"/>
    </style:style>
    <style:style style:name="P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10pt" officeooo:rsid="000987bc" officeooo:paragraph-rsid="000987b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imes New Roman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Courier New2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Times New Roman" fo:font-size="12pt" officeooo:paragraph-rsid="0009815c" style:font-size-asian="12pt" style:font-name-complex="Courier New2" style:font-size-complex="12pt"/>
    </style:style>
    <style:style style:name="P12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name-complex="Courier New2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5cf3c" style:font-size-asian="12pt" style:font-name-complex="Courier New2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9815c" style:font-size-asian="12pt" style:font-name-complex="Courier New2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8pt" officeooo:rsid="00079352" officeooo:paragraph-rsid="00079352" style:font-size-asian="8pt" style:font-size-complex="8pt"/>
    </style:style>
    <style:style style:name="P1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79352"/>
    </style:style>
    <style:style style:name="P1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8a880"/>
    </style:style>
    <style:style style:name="P2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92d35"/>
    </style:style>
    <style:style style:name="P2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79352" officeooo:paragraph-rsid="00079352"/>
    </style:style>
    <style:style style:name="P2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/>
    </style:style>
    <style:style style:name="P2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92d35" officeooo:paragraph-rsid="00092d35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8a880" officeooo:paragraph-rsid="0008a880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8a880" officeooo:paragraph-rsid="0008a880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79352" officeooo:paragraph-rsid="00079352" style:font-size-asian="8pt" style:font-size-complex="8pt"/>
    </style:style>
    <style:style style:name="P2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79352" officeooo:paragraph-rsid="0008a880" style:font-size-asian="8pt" style:font-size-complex="8pt"/>
    </style:style>
    <style:style style:name="P2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style:font-size-asian="8pt" style:font-size-complex="8pt"/>
    </style:style>
    <style:style style:name="P3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92d35" officeooo:paragraph-rsid="00092d35" style:font-size-asian="8pt" style:font-size-complex="8pt"/>
    </style:style>
    <style:style style:name="P3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8a880" officeooo:paragraph-rsid="0008a880" style:font-size-asian="8pt" style:font-size-complex="8pt"/>
    </style:style>
    <style:style style:name="P3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9815c" officeooo:paragraph-rsid="0009815c" style:font-size-asian="8pt" style:font-size-complex="8pt"/>
    </style:style>
    <style:style style:name="P3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121e15" officeooo:paragraph-rsid="00121e15" style:font-size-asian="8pt" style:font-size-complex="8pt"/>
    </style:style>
    <style:style style:name="P3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8pt" officeooo:rsid="000987bc" officeooo:paragraph-rsid="000987bc" style:font-size-asian="8pt" style:font-size-complex="8pt"/>
    </style:style>
    <style:style style:name="P35" style:family="paragraph" style:parent-style-name="Heading_20_1" style:master-page-name="First_20_Page">
      <style:paragraph-properties style:page-number="auto"/>
    </style:style>
    <style:style style:name="P36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5cf3c" style:font-size-asian="12pt" style:font-name-complex="Courier New2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9815c" style:font-size-asian="12pt" style:font-name-complex="Courier New2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officeooo:rsid="00109dbe" officeooo:paragraph-rsid="00109dbe" style:font-size-asian="12pt" style:font-name-complex="Courier New2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officeooo:paragraph-rsid="00109dbe" style:font-size-asian="12pt" style:font-name-complex="Courier New2" style:font-size-complex="12pt"/>
    </style:style>
    <style:style style:name="P41" style:family="paragraph" style:parent-style-name="Standard">
      <loext:graphic-properties draw:fill-gradient-name="Gradient_20_1" draw:fill-hatch-name="hatch"/>
      <style:paragraph-properties fo:margin-left="0cm" fo:margin-right="-0.504cm" fo:margin-top="0cm" fo:margin-bottom="0.21cm" style:contextual-spacing="fals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name-complex="Courier New2" style:font-size-complex="12pt"/>
    </style:style>
    <style:style style:name="P42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style:page-number="auto" fo:background-color="transparent" style:writing-mode="lr-tb"/>
      <style:text-properties style:font-name="Times New Roman" fo:font-size="12pt" officeooo:paragraph-rsid="000987bc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fo:font-size="12pt" officeooo:paragraph-rsid="000987bc" style:font-size-asian="12pt" style:font-size-complex="12pt" fo:hyphenate="false" fo:hyphenation-remain-char-count="2" fo:hyphenation-push-char-count="2" loext:hyphenation-no-caps="false"/>
    </style:style>
    <style:style style:name="T1" style:family="text">
      <style:text-properties style:font-name="Arial" style:font-name-complex="Arial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21e15" style:font-size-asian="8pt" style:font-size-complex="8pt"/>
    </style:style>
    <style:style style:name="T4" style:family="text">
      <style:text-properties fo:font-size="8pt" officeooo:rsid="000987bc" style:font-size-asian="8pt" style:font-name-complex="Courier New2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officeooo:rsid="00121e15" style:font-size-asian="8pt" style:font-weight-asian="bold" style:font-size-complex="8pt" style:font-weight-complex="bold"/>
    </style:style>
    <style:style style:name="T7" style:family="text">
      <style:text-properties style:use-window-font-color="true" loext:opacity="0%" fo:language="es" fo:country="ES" style:letter-kerning="false" style:font-name-asian="Calibri1" style:language-asian="zh" style:country-asian="CN" style:font-name-complex="Courier New2" style:language-complex="ar" style:country-complex="SA"/>
    </style:style>
    <style:style style:name="T8" style:family="text">
      <style:text-properties style:use-window-font-color="true" loext:opacity="0%" fo:language="es" fo:country="ES" officeooo:rsid="000bd7ec" style:letter-kerning="false" style:font-name-asian="Calibri1" style:language-asian="zh" style:country-asian="CN" style:font-name-complex="Courier New2" style:language-complex="ar" style:country-complex="SA"/>
    </style:style>
    <style:style style:name="T9" style:family="text">
      <style:text-properties officeooo:rsid="0008a880"/>
    </style:style>
    <style:style style:name="T10" style:family="text">
      <style:text-properties officeooo:rsid="00092d35"/>
    </style:style>
    <style:style style:name="T11" style:family="text">
      <style:text-properties officeooo:rsid="0009815c"/>
    </style:style>
    <style:style style:name="T12" style:family="text">
      <style:text-properties officeooo:rsid="000987bc"/>
    </style:style>
    <style:style style:name="T13" style:family="text">
      <style:text-properties fo:font-size="10pt" style:font-size-asian="10pt" style:font-name-complex="Courier New2"/>
    </style:style>
    <style:style style:name="T14" style:family="text">
      <style:text-properties fo:font-size="10pt" officeooo:rsid="0009815c" style:font-size-asian="10pt" style:font-name-complex="Courier New2"/>
    </style:style>
    <style:style style:name="T15" style:family="text">
      <style:text-properties fo:font-size="10pt" officeooo:rsid="0005149f" style:font-size-asian="10pt" style:font-name-complex="Courier New2"/>
    </style:style>
    <style:style style:name="T16" style:family="text">
      <style:text-properties officeooo:rsid="0009f8ee"/>
    </style:style>
    <style:style style:name="T17" style:family="text">
      <style:text-properties style:font-name-complex="Courier New2"/>
    </style:style>
    <style:style style:name="T18" style:family="text">
      <style:text-properties officeooo:rsid="000987bc" style:font-name-complex="Courier New2"/>
    </style:style>
    <style:style style:name="T19" style:family="text">
      <style:text-properties officeooo:rsid="000bd7ec" style:font-name-complex="Courier New2"/>
    </style:style>
    <style:style style:name="T20" style:family="text">
      <style:text-properties officeooo:rsid="000c6cef" style:font-name-complex="Courier New2"/>
    </style:style>
    <style:style style:name="T21" style:family="text">
      <style:text-properties officeooo:rsid="00109dbe" style:font-name-complex="Courier New2"/>
    </style:style>
    <style:style style:name="T22" style:family="text">
      <style:text-properties officeooo:rsid="00121e15" style:font-name-complex="Courier New2"/>
    </style:style>
    <style:style style:name="T23" style:family="text">
      <style:text-properties officeooo:rsid="00131fff" style:font-name-complex="Courier New2"/>
    </style:style>
    <style:style style:name="T24" style:family="text">
      <style:text-properties style:font-name="Arial1" fo:font-size="22pt" style:font-size-asian="22pt" style:font-size-complex="22pt"/>
    </style:style>
    <style:style style:name="T25" style:family="text">
      <style:text-properties officeooo:rsid="000c6cef"/>
    </style:style>
    <style:style style:name="T26" style:family="text">
      <style:text-properties officeooo:rsid="000eb275"/>
    </style:style>
    <style:style style:name="T27" style:family="text">
      <style:text-properties officeooo:rsid="00109dbe"/>
    </style:style>
    <style:style style:name="T28" style:family="text">
      <style:text-properties style:font-name="Arial1" fo:font-size="8pt" style:font-size-asian="8pt" style:font-size-complex="8pt"/>
    </style:style>
    <style:style style:name="T29" style:family="text">
      <style:text-properties style:font-name="Arial1" fo:font-size="8pt" officeooo:rsid="00121e15" style:font-size-asian="8pt" style:font-size-complex="8pt"/>
    </style:style>
    <style:style style:name="T30" style:family="text">
      <style:text-properties style:font-name="Arial1" fo:font-size="9pt" style:font-size-asian="9pt" style:font-size-complex="9pt"/>
    </style:style>
    <style:style style:name="T31" style:family="text">
      <style:text-properties officeooo:rsid="00121e1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eb275" style:font-weight-asian="bold" style:font-weight-complex="bold"/>
    </style:style>
    <style:style style:name="T34" style:family="text">
      <style:text-properties fo:font-weight="bold" officeooo:rsid="00121e15" style:font-weight-asian="bold" style:font-weight-complex="bold"/>
    </style:style>
    <style:style style:name="T35" style:family="text">
      <style:text-properties fo:font-size="6pt" fo:font-weight="bold" style:font-size-asian="6pt" style:font-weight-asian="bold" style:font-size-complex="6pt" style:font-weight-complex="bold"/>
    </style:style>
    <style:style style:name="T36" style:family="text">
      <style:text-properties style:font-name="Courier New"/>
    </style:style>
    <style:style style:name="T37" style:family="text">
      <style:text-properties style:font-name="Courier New" officeooo:rsid="00121e15"/>
    </style:style>
    <style:style style:name="T38" style:family="text">
      <style:text-properties officeooo:rsid="00131fff"/>
    </style:style>
    <style:style style:name="T39" style:family="text">
      <style:text-properties officeooo:rsid="00147dbd"/>
    </style:style>
    <style:style style:name="T40" style:family="text">
      <style:text-properties officeooo:rsid="0015e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Una sugerencia práctica de versionado semá<text:span text:style-name="T40">n</text:span>tico</text:h>
      <text:p text:style-name="P2">2023010<text:span text:style-name="T39">7</text:span>T2230</text:p>
      <text:p text:style-name="P10">Una sugerencia práctica de números de versión semánticos: <text:s text:c="2"/><text:span text:style-name="T24">X.Y.p.c</text:span></text:p>
      <text:p text:style-name="P15"><text:span text:style-name="T17">(nota: </text:span><text:span text:style-name="T23">E</text:span><text:span text:style-name="T17">stá </text:span><text:span text:style-name="T7">basada</text:span><text:span text:style-name="T17"> en el estándar </text:span><text:a xlink:type="simple" xlink:href="https://semver.org/lang/es/" text:style-name="Internet_20_link" text:visited-style-name="Visited_20_Internet_20_Link"><text:span text:style-name="T17">https://semver.org/lang/es/</text:span></text:a><text:span text:style-name="T17">, solo que usando la parte de “</text:span><text:span text:style-name="T20">parche</text:span><text:span text:style-name="T17">” para ”pruebas” </text:span><text:span text:style-name="T23">de desarrollo.</text:span><text:span text:style-name="T17">)</text:span></text:p>
      <text:p text:style-name="P10"/>
      <text:p text:style-name="P15"><text:span text:style-name="T7">Cara a</text:span><text:span text:style-name="T17"> los usuarios finales, solo existirán las dos primeras cifras X.Y</text:span></text:p>
      <text:p text:style-name="P10">=&gt; X es versión mayor: <text:span text:style-name="T27">un lanzamiento completo “</text:span><text:span text:style-name="T38">a bombo y platillo</text:span><text:span text:style-name="T27">”</text:span>.</text:p>
      <text:p text:style-name="P10">=&gt; Y es versión menor: <text:span text:style-name="T38">un lanzamiento de </text:span><text:span text:style-name="T27">correcciones, </text:span>compatible con cualquier otra con el mismo X.</text:p>
      <text:p text:style-name="P13">También lo podemos ver como que:</text:p>
      <text:p text:style-name="P13">=&gt; Aumentamos X cuando se <text:span text:style-name="T16">emite</text:span> un ‘lanzamiento’ completo a producción.</text:p>
      <text:p text:style-name="P13">=&gt; Aumentamos Y cuando se <text:span text:style-name="T16">emite</text:span><text:span text:style-name="T11"> </text:span>una ‘corrección’ <text:span text:style-name="T16">sobre</text:span> la <text:span text:style-name="T16">última </text:span>versión X <text:span text:style-name="T16">en producción.</text:span></text:p>
      <text:p text:style-name="P39">nota: <text:span text:style-name="T29">La emisión de una versión X</text:span><text:span text:style-name="T28">.Y siempre va con p0 y c0 =&gt; </text:span><text:span text:style-name="T30">vX.Y.p0.c0</text:span></text:p>
      <text:p text:style-name="P10"/>
      <text:p text:style-name="P15"><text:span text:style-name="T7">Cara</text:span><text:span text:style-name="T17"> al desarrollo </text:span><text:span text:style-name="T21">interno</text:span><text:span text:style-name="T17">, existirán </text:span><text:span text:style-name="T20">las </text:span><text:span text:style-name="T17">cuatro cifras: X.Y.p.c</text:span></text:p>
      <text:p text:style-name="P15"><text:span text:style-name="T17">=&gt; p</text:span><text:span text:style-name="T21">N</text:span><text:span text:style-name="T17">.</text:span><text:span text:style-name="T21">c</text:span><text:span text:style-name="T17">0 es </text:span><text:span text:style-name="T21">la</text:span><text:span text:style-name="T17"> versión </text:span><text:span text:style-name="T21">N de pruebas, </text:span><text:span text:style-name="T17"><text:s/><text:line-break/>una versión que solo verán los usuarios internos de pruebas: <text:s/></text:span><text:span text:style-name="T20">v</text:span><text:span text:style-name="T17">X.Y.</text:span><text:span text:style-name="T20">p</text:span><text:span text:style-name="T17">1.</text:span><text:span text:style-name="T20">c</text:span><text:span text:style-name="T17">0, </text:span><text:span text:style-name="T20">v</text:span><text:span text:style-name="T17">X.Y.</text:span><text:span text:style-name="T20">p</text:span><text:span text:style-name="T17">2.</text:span><text:span text:style-name="T20">c</text:span><text:span text:style-name="T17">0, etc.</text:span></text:p>
      <text:p text:style-name="P10">=&gt; p<text:span text:style-name="T27">N</text:span>.c<text:span text:style-name="T27">1</text:span>es una versión <text:span text:style-name="T27">de trabajo, preparando la emisión de pN+1,</text:span><text:line-break/>una versión que solo verán los programadores: <text:span text:style-name="T25">v</text:span>X.Y.p<text:span text:style-name="T27">2</text:span>.<text:span text:style-name="T25">c</text:span>1, etc.</text:p>
      <text:p text:style-name="P14">También lo podemos ver como que:</text:p>
      <text:p text:style-name="P14">=&gt; Aumentamos <text:span text:style-name="T11">p</text:span> cuando se <text:span text:style-name="T11">emite una versión ‘para pruebas’ </text:span><text:span text:style-name="T16">internas</text:span>.</text:p>
      <text:p text:style-name="P14">=&gt; Aumentamos <text:span text:style-name="T11">c</text:span> cuando <text:span text:style-name="T11">empezamos a trabajar después de </text:span><text:span text:style-name="T16">cualquier</text:span><text:span text:style-name="T11"> emisión.</text:span></text:p>
      <text:p text:style-name="P39">nota: <text:span text:style-name="T28">La </text:span><text:span text:style-name="T29">emisión de una </text:span><text:span text:style-name="T28">vers</text:span><text:span text:style-name="T29">ión </text:span><text:span text:style-name="T28">de prueba siempre va con c0 =&gt; </text:span><text:span text:style-name="T30">vX.Y.pN.c0</text:span></text:p>
      <text:p text:style-name="P40"/>
      <text:p text:style-name="P13">E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17">DESARROLLO</text:p>
          </table:table-cell>
          <table:table-cell table:style-name="Tabla1.C1" office:value-type="string">
            <text:p text:style-name="P17">PRODUCCIÓN</text:p>
          </table:table-cell>
          <table:table-cell table:style-name="Tabla1.A1" office:value-type="string">
            <text:p text:style-name="P6">notas</text:p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27"><text:span text:style-name="T9">1</text:span>.0.0.1</text:p>
          </table:table-cell>
          <table:table-cell table:style-name="Tabla1.A2" office:value-type="string">
            <text:p text:style-name="P29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27"><text:span text:style-name="T26">v</text:span><text:span text:style-name="T9">1</text:span>.0.<text:span text:style-name="T26">p</text:span>1.<text:span text:style-name="T26">c</text:span>0</text:p>
          </table:table-cell>
          <table:table-cell table:style-name="Tabla1.A2" office:value-type="string">
            <text:p text:style-name="P29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27"><text:span text:style-name="T9">1</text:span>.0.1.1</text:p>
          </table:table-cell>
          <table:table-cell table:style-name="Tabla1.A2" office:value-type="string">
            <text:p text:style-name="P29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27"><text:span text:style-name="T26">v</text:span><text:span text:style-name="T9">1</text:span>.0.<text:span text:style-name="T26">p</text:span>2.<text:span text:style-name="T26">c</text:span>0</text:p>
          </table:table-cell>
          <table:table-cell table:style-name="Tabla1.A2" office:value-type="string">
            <text:p text:style-name="P29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7">etc</text:p>
          </table:table-cell>
          <table:table-cell table:style-name="Tabla1.A2" office:value-type="string">
            <text:p text:style-name="P29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8">emisión de una versión para usuarios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7"><text:span text:style-name="T33">v</text:span><text:span text:style-name="T32">1.1</text:span>.<text:span text:style-name="T26">p</text:span>0.<text:span text:style-name="T26">c</text:span>0</text:p>
          </table:table-cell>
          <table:table-cell table:style-name="Tabla1.D2" office:value-type="string">
            <text:p text:style-name="P21"/>
          </table:table-cell>
        </table:table-row>
        <text:soft-page-break/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27"><text:span text:style-name="T9">2</text:span>.<text:span text:style-name="T9">0</text:span>.0.1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28"><text:span text:style-name="T26">v</text:span><text:span text:style-name="T9">2</text:span>.<text:span text:style-name="T9">0</text:span>.<text:span text:style-name="T26">p</text:span>1.<text:span text:style-name="T26">c</text:span>0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28"><text:span text:style-name="T9">2</text:span>.<text:span text:style-name="T9">0</text:span>.1.1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0">1.1.0.1</text:p>
          </table:table-cell>
          <table:table-cell table:style-name="Tabla1.D2" office:value-type="string">
            <text:p text:style-name="P7">se <text:span text:style-name="T10">parte</text:span> desde la 1.1.0.0</text:p>
          </table:table-cell>
        </table:table-row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0"><text:span text:style-name="T31">v</text:span>1.1.<text:span text:style-name="T31">p</text:span>1.<text:span text:style-name="T31">c</text:span>0</text:p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0">1.1.1.1</text:p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0"><text:span text:style-name="T31">v</text:span>1.1.<text:span text:style-name="T31">p</text:span>2.<text:span text:style-name="T31">c</text:span>0</text:p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8">emisión de una corrección para usuarios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7"><text:span text:style-name="T34">v</text:span><text:span text:style-name="T32">1.2</text:span>.<text:span text:style-name="T31">p</text:span>0.<text:span text:style-name="T31">c</text:span>0</text:p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6"><text:span text:style-name="T10">i</text:span>ncorporar la corrección al desarrollo en curso</text:p>
          </table:table-cell>
          <table:table-cell table:style-name="Tabla1.A2" office:value-type="string">
            <text:p text:style-name="P31">2.0.1.<text:span text:style-name="T10">1</text:span>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34">(*)</text:p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31">2.0.1.<text:span text:style-name="T12">1</text:span>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34">(*)</text:p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31"><text:span text:style-name="T31">v</text:span>2.0.<text:span text:style-name="T31">p</text:span>2.<text:span text:style-name="T31">c</text:span>0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31">etc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9">emisión de una versión para usuarios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1"><text:span text:style-name="T34">v</text:span><text:span text:style-name="T32">2.1</text:span>.<text:span text:style-name="T31">p</text:span>0.<text:span text:style-name="T31">c</text:span>0</text:p>
          </table:table-cell>
          <table:table-cell table:style-name="Tabla1.D2" office:value-type="string">
            <text:p text:style-name="P8"><text:span text:style-name="T2">Se retira la </text:span><text:span text:style-name="T6">v</text:span><text:span text:style-name="T5">1.</text:span><text:span text:style-name="T35">Y</text:span><text:span text:style-name="T2">.</text:span><text:span text:style-name="T3">p</text:span><text:span text:style-name="T2">0.</text:span><text:span text:style-name="T3">c</text:span><text:span text:style-name="T2">0 que estuviera </text:span><text:span text:style-name="T3">activa </text:span><text:span text:style-name="T2">en ese momento</text:span>.</text:p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30">3.0.0.1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30"><text:span text:style-name="T31">v</text:span>3.0.<text:span text:style-name="T31">p</text:span>1.<text:span text:style-name="T31">c</text:span>0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30">3.0.1.1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30"><text:span text:style-name="T31">v</text:span>3.0.<text:span text:style-name="T31">p</text:span>2.<text:span text:style-name="T31">c</text:span>0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>trabajando</text:p>
          </table:table-cell>
          <table:table-cell table:style-name="Tabla1.A2" office:value-type="string">
            <text:p text:style-name="P30">3.0.2.1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0">emisión de una versión para probar</text:p>
          </table:table-cell>
          <table:table-cell table:style-name="Tabla1.A2" office:value-type="string">
            <text:p text:style-name="P32"><text:span text:style-name="T31">v</text:span>3.0.<text:span text:style-name="T31">p</text:span>3.<text:span text:style-name="T31">c</text:span>0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32">etc</text:p>
          </table:table-cell>
          <table:table-cell table:style-name="Tabla1.A2" office:value-type="string">
            <text:p text:style-name="P27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3">etc</text:p>
          </table:table-cell>
          <table:table-cell table:style-name="Tabla1.D2" office:value-type="string">
            <text:p text:style-name="P21"/>
          </table:table-cell>
        </table:table-row>
      </table:table>
      <text:p text:style-name="P4"/>
      <text:p text:style-name="P9"><text:span text:style-name="T13">Nota: </text:span><text:span text:style-name="T4">(*)</text:span><text:span text:style-name="T13"> </text:span><text:span text:style-name="T14">I</text:span><text:span text:style-name="T13">ncrementar .c más allá de .</text:span><text:span text:style-name="T14">1</text:span><text:span text:style-name="T13"> </text:span><text:span text:style-name="T15">es opcional</text:span><text:span text:style-name="T13">, ya que es </text:span><text:span text:style-name="T15">algo </text:span><text:span text:style-name="T13">solo para la persona </text:span><text:span text:style-name="T15">o el equipo </text:span><text:span text:style-name="T13">que está programando.</text:span></text:p>
      <text:p text:style-name="P3"/>
      <text:p text:style-name="P41"><text:line-break/>IMPORTANTE:</text:p>
      <text:p text:style-name="P12"><text:s/>Una vez lanzada una versión X.Y (<text:span text:style-name="T37">v</text:span><text:span text:style-name="T36">X.Y.</text:span><text:span text:style-name="T37">p</text:span><text:span text:style-name="T36">0.</text:span><text:span text:style-name="T37">c</text:span><text:span text:style-name="T36">0</text:span>) o <text:s/>X.Y.p <text:s/>(<text:span text:style-name="T37">v</text:span><text:span text:style-name="T36">X.Y.p</text:span><text:span text:style-name="T37">N</text:span><text:span text:style-name="T36">.</text:span><text:span text:style-name="T37">c</text:span><text:span text:style-name="T36">0</text:span>), </text:p>
      <text:p text:style-name="P16"><text:span text:style-name="T17"><text:s/>JAMÁS de los jamases </text:span><text:span text:style-name="T7">SACAR</text:span><text:span text:style-name="T17"> OTRA CON EL MISMO X.Y.p</text:span></text:p>
      <text:p text:style-name="P16"><text:span text:style-name="T17"><text:s text:c="3"/>=&gt; </text:span><text:span text:style-name="T22">Al ponerse a trabajar </text:span><text:span text:style-name="T17">en la siguiente: incrementar .</text:span><text:span text:style-name="T7">c</text:span><text:span text:style-name="T17"> (poner al menos X.Y.p.1)</text:span></text:p>
      <text:p text:style-name="P12"><text:soft-page-break/><text:s text:c="3"/>=&gt; <text:span text:style-name="T31">E</text:span>n el siguiente lanzamiento: incrementar .p (si es de pruebas) o X.Y (si es de producción)<text:line-break/></text:p>
      <text:p text:style-name="P43"><text:span text:style-name="T17">nota: <text:tab/>No pasa nada por lanzar una X.Y </text:span><text:span text:style-name="T7">para después</text:span><text:span text:style-name="T17">, en muy poco tiempo, lanzar otra X.Y+1 </text:span><text:span text:style-name="T23">e inmediatamente después</text:span><text:span text:style-name="T17"> otra X.Y+2 (por ejemplo, si </text:span><text:span text:style-name="T18">se</text:span><text:span text:style-name="T17"> detectan errores graves y </text:span><text:span text:style-name="T18">se han</text:span><text:span text:style-name="T17"> </text:span><text:span text:style-name="T18">d</text:span><text:span text:style-name="T17">e corregir con rapidez)… <text:s/><text:line-break/></text:span><text:span text:style-name="T23">Lo importante es que cada versión lanzada sea unívocamente identificable.</text:span></text:p>
      <text:p text:style-name="P44"><text:span text:style-name="T17"><text:tab/>Tampoco pasa nada por llegar hasta versiones del estilo de </text:span><text:span text:style-name="T19">v</text:span><text:span text:style-name="T7">5</text:span><text:span text:style-name="T17">7.24.</text:span><text:span text:style-name="T19">p</text:span><text:span text:style-name="T7">8.</text:span><text:span text:style-name="T8">c0</text:span><text:span text:style-name="T17"> o similares...</text:span></text:p>
      <text:p text:style-name="P10"><text:s text:c="6"/></text:p>
      <text:p text:style-name="P10">EL VERSIONADO ES SOLO PARA IDENTIFICAR <text:line-break/>y saber con qué pieza ÚNICA de software estamos lidiando <text:span text:style-name="T38">en cada momento</text:span>.</text:p>
      <text:p text:style-name="P11"><text:span text:style-name="T38">Cuando se está diseñando un esquema de versionado. </text:span><text:span text:style-name="T12">Conviene no mezclar</text:span> aspectos "estéticos" <text:span text:style-name="T11">o </text:span>"marquetinianos" <text:span text:style-name="T12">en </text:span><text:span text:style-name="T38">ese diseño</text:span>. <text:span text:style-name="T11">P</text:span><text:span text:style-name="T38">rocurar no empezar a considerar temas tales como</text:span> qué número de versión queda más o menos "bonito", o <text:span text:style-name="T11">cual es</text:span> más o menos "vendible", <text:span text:style-name="T11">o cual revela menos la cantidad de errores que se han tenido que corregir, </text:span><text:span text:style-name="T38">o...</text:span> </text:p>
      <text:p text:style-name="P11">La mejor manera de mantener la unicidad <text:span text:style-name="T38">de versiones </text:span>es seguir reglas <text:span text:style-name="T38">objetivas, </text:span>simples <text:span text:style-name="T38">y clar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1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1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1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131fff"/>
    </style:style>
    <style:style style:name="MT2" style:family="text">
      <style:text-properties style:font-name="Arial" style:font-name-complex="Arial2"/>
    </style:style>
    <style:style style:name="MT3" style:family="text"/>
    <style:style style:name="MT4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<text:span text:style-name="MT1">n</text:span>tico</text:p>
      </style:header>
      <style:footer>
        <text:p text:style-name="MP2"><text:span text:style-name="page_20_number"><text:span text:style-name="MT2"><text:page-number text:select-page="current">3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3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2"><text:page-number text:select-page="current">1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6T12:28:51.456000000</dc:date>
    <meta:editing-cycles>22</meta:editing-cycles>
    <meta:editing-duration>PT3H11M30S</meta:editing-duration>
    <meta:generator>LibreOffice/7.3.6.2$Windows_X86_64 LibreOffice_project/c28ca90fd6e1a19e189fc16c05f8f8924961e12e</meta:generator>
    <meta:document-statistic meta:table-count="1" meta:image-count="0" meta:object-count="0" meta:page-count="3" meta:paragraph-count="91" meta:word-count="599" meta:character-count="3687" meta:non-whitespace-character-count="3148"/>
    <meta:user-defined meta:name="AppVersion">15.0000</meta:user-defined>
    <meta:template xlink:type="simple" xlink:actuate="onRequest" xlink:title="en blanco -vertical-.dotx" xlink:href=""/>
  </office:meta>
</office:document-meta>
</file>